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326" officeooo:paragraph-rsid="000c4326"/>
    </style:style>
    <style:style style:name="P2" style:family="paragraph" style:parent-style-name="Standard">
      <style:text-properties officeooo:rsid="000c4326" officeooo:paragraph-rsid="000c4326"/>
    </style:style>
    <style:style style:name="P3" style:family="paragraph" style:parent-style-name="Standard">
      <style:text-properties officeooo:rsid="000c4326" officeooo:paragraph-rsid="000e8034"/>
    </style:style>
    <style:style style:name="P4" style:family="paragraph" style:parent-style-name="Standard">
      <style:text-properties officeooo:rsid="000db123" officeooo:paragraph-rsid="000db123"/>
    </style:style>
    <style:style style:name="T1" style:family="text">
      <style:text-properties fo:font-weight="bold" officeooo:rsid="000db123" style:font-weight-asian="bold" style:font-weight-complex="bold"/>
    </style:style>
    <style:style style:name="T2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  <style:style style:name="T3" style:family="text">
      <style:text-properties officeooo:rsid="000d9b06"/>
    </style:style>
    <style:style style:name="T4" style:family="text">
      <style:text-properties officeooo:rsid="000db123"/>
    </style:style>
    <style:style style:name="T5" style:family="text">
      <style:text-properties fo:font-size="18pt" officeooo:rsid="000e597f" style:font-size-asian="18pt" style:font-size-complex="18pt"/>
    </style:style>
    <style:style style:name="T6" style:family="text">
      <style:text-properties fo:font-size="18pt" officeooo:rsid="000db123" style:font-size-asian="18pt" style:font-size-complex="18pt"/>
    </style:style>
    <style:style style:name="T7" style:family="text">
      <style:text-properties fo:font-size="18pt" fo:font-weight="bold" officeooo:rsid="000db123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0e597f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0db123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0db123" fo:background-color="#ffff00" loext:char-shading-value="0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0e597f" fo:background-color="#ffff00" loext:char-shading-value="0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0e597f" fo:background-color="#ffff00" loext:char-shading-value="0" style:font-size-asian="18pt" style:font-weight-asian="bold" style:font-size-complex="18pt" style:font-weight-complex="bold"/>
    </style:style>
    <style:style style:name="T13" style:family="text">
      <style:text-properties officeooo:rsid="000e5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’artiste <text:span text:style-name="T3">OLAFUR ELIASSON a réalisé une œuvre colorée, </text:span></text:p>
      <text:p text:style-name="P3"><text:span text:style-name="T3">qui utilise le </text:span><text:span text:style-name="T4">principe du </text:span><text:span text:style-name="T12">spectre coloré</text:span><text:span text:style-name="T4">, (= arc-en-ciel), sur des vitres, pour immerger le spectateur.</text:span></text:p>
      <text:p text:style-name="P1"/>
      <text:p text:style-name="P4">En déambulant dans le « RAINBOW PANORAMA », le spectateur a la sensation d’être plongé au cœur de la couleur, comme dans un bain d’arc-en-ciel.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09:15:50.697000000</meta:creation-date>
    <dc:date>2022-10-20T09:33:29.937000000</dc:date>
    <meta:editing-duration>PT31M54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49" meta:character-count="302" meta:non-whitespace-character-count="255"/>
  </office:meta>
</office:document-meta>
</file>